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Tahoma, Verdana"/>
    <style:font-face style:name="Georgia" svg:font-family="Georgia, 'Times New Roman', Times, serif"/>
    <style:font-face style:name="OpenSymbol" svg:font-family="OpenSymbol"/>
    <style:font-face style:name="Tahoma1" svg:font-family="Tahoma"/>
    <style:font-face style:name="Times New Roman1" svg:font-family="'Times New Roman'"/>
    <style:font-face style:name="courier new" svg:font-family="'courier new', courier, fixed, monospace"/>
    <style:font-face style:name="helvetica" svg:font-family="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3.828cm"/>
    </style:style>
    <style:style style:name="Tabla1.B" style:family="table-column">
      <style:table-column-properties style:column-width="3.046cm"/>
    </style:style>
    <style:style style:name="Tabla1.C" style:family="table-column">
      <style:table-column-properties style:column-width="3.179cm"/>
    </style:style>
    <style:style style:name="Tabla1.D" style:family="table-column">
      <style:table-column-properties style:column-width="3.491cm"/>
    </style:style>
    <style:style style:name="Tabla1.E" style:family="table-column">
      <style:table-column-properties style:column-width="3.455cm"/>
    </style:style>
    <style:style style:name="Tabla1.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1.E1" style:family="table-cell">
      <style:table-cell-properties fo:background-color="#ffffff" fo:padding="0.053cm" fo:border="0.035cm solid #808080">
        <style:background-image/>
      </style:table-cell-properties>
    </style:style>
    <style:style style:name="Tabla1.A2" style:family="table-cell">
      <style:table-cell-properties fo:background-color="#ffffff" fo:padding="0.053cm" fo:border-left="0.035cm solid #808080" fo:border-right="none" fo:border-top="none" fo:border-bottom="0.035cm solid #808080">
        <style:background-image/>
      </style:table-cell-properties>
    </style:style>
    <style:style style:name="Tabla1.E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Tabla2" style:family="table">
      <style:table-properties style:width="17.014cm" fo:margin-left="-0.016cm" fo:margin-right="0cm" table:align="margins"/>
    </style:style>
    <style:style style:name="Tabla2.A" style:family="table-column">
      <style:table-column-properties style:column-width="2.487cm" style:rel-column-width="9579*"/>
    </style:style>
    <style:style style:name="Tabla2.B" style:family="table-column">
      <style:table-column-properties style:column-width="2.434cm" style:rel-column-width="9375*"/>
    </style:style>
    <style:style style:name="Tabla2.C" style:family="table-column">
      <style:table-column-properties style:column-width="2.461cm" style:rel-column-width="9477*"/>
    </style:style>
    <style:style style:name="Tabla2.F" style:family="table-column">
      <style:table-column-properties style:column-width="2.275cm" style:rel-column-width="8764*"/>
    </style:style>
    <style:style style:name="Tabla2.G" style:family="table-column">
      <style:table-column-properties style:column-width="2.464cm" style:rel-column-width="9488*"/>
    </style:style>
    <style:style style:name="Tabla2.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2.G1" style:family="table-cell">
      <style:table-cell-properties fo:background-color="#ffffff" fo:padding="0.053cm" fo:border="0.035cm solid #808080">
        <style:background-image/>
      </style:table-cell-properties>
    </style:style>
    <style:style style:name="Tabla2.A2" style:family="table-cell">
      <style:table-cell-properties fo:background-color="#ffffff" fo:padding="0.053cm" fo:border-left="0.035cm solid #808080" fo:border-right="none" fo:border-top="none" fo:border-bottom="0.035cm solid #808080">
        <style:background-image/>
      </style:table-cell-properties>
    </style:style>
    <style:style style:name="Tabla2.G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size="26pt" style:font-size-asian="26pt" style:font-size-complex="26pt"/>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13"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style>
    <style:style style:name="P14"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style="normal" fo:font-weight="normal" style:font-style-asian="normal" style:font-weight-asian="normal" style:font-style-complex="normal" style:font-weight-complex="normal"/>
    </style:style>
    <style:style style:name="P15"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margin-left="0cm" fo:margin-right="0cm" fo:margin-top="0.238cm" fo:margin-bottom="0.238cm" style:line-height-at-least="0.423cm" fo:text-align="center" style:justify-single-word="false" fo:text-indent="0cm" style:auto-text-indent="false" fo:background-color="#ffffff" fo:padding="0cm" fo:border="none">
        <style:background-image/>
      </style:paragraph-properties>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19"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0" style:family="paragraph" style:parent-style-name="Header">
      <style:paragraph-properties fo:text-align="start" style:justify-single-word="false"/>
    </style:style>
    <style:style style:name="P21" style:family="paragraph" style:parent-style-name="Header">
      <style:paragraph-properties fo:text-align="start" style:justify-single-word="false"/>
      <style:text-properties fo:color="#000000"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Heading_20_7">
      <style:text-properties fo:font-size="14pt" style:font-size-asian="14pt" style:font-size-complex="14pt"/>
    </style:style>
    <style:style style:name="P24" style:family="paragraph" style:parent-style-name="Heading_20_7">
      <style:paragraph-properties fo:text-align="center" style:justify-single-word="false"/>
      <style:text-properties fo:font-size="14pt" style:font-size-asian="14pt" style:font-size-complex="14pt"/>
    </style:style>
    <style:style style:name="P25" style:family="paragraph" style:parent-style-name="Text_20_body">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Text_20_body" style:list-style-name="L1">
      <style:paragraph-properties fo:margin-top="0.238cm" fo:margin-bottom="0.238cm" style:line-height-at-least="0.476cm" fo:orphans="2" fo:widows="2"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fo:font-size="14pt" style:font-size-asian="14pt" style:font-size-complex="26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Times New Roman" fo:font-size="12pt" fo:letter-spacing="normal" style:font-size-asian="12pt" style:font-size-complex="12pt"/>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helvetica" fo:font-size="10.5pt"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000000" style:font-name="courier new" fo:font-size="9.75pt"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color="#000000" style:font-name="courier new" fo:font-size="9.75pt" fo:letter-spacing="normal" fo:font-style="normal" fo:font-weight="normal" fo:background-color="#ffffff"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Times New Roman" fo:font-size="12pt" fo:letter-spacing="normal" fo:font-style="normal" fo:font-weight="bold" fo:background-color="#ffffff" style:font-size-asian="12pt" style:font-style-asian="normal" style:font-weight-asian="normal" style:font-size-complex="12pt" style:font-style-complex="normal" style:font-weight-complex="normal"/>
    </style:style>
    <style:style style:name="T22" style:family="text">
      <style:text-properties fo:font-variant="normal" fo:text-transform="none" fo:color="#445555"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26789" style:font-name="courier new" fo:font-size="9pt" fo:letter-spacing="normal" fo:font-style="italic" fo:font-weight="normal" fo:background-color="#cccccc" style:font-weight-asian="normal" style:font-weight-complex="normal"/>
    </style:style>
    <style:style style:name="T24" style:family="text">
      <style:text-properties fo:font-variant="normal" fo:text-transform="none" fo:color="#0033cc" style:font-name="Times New Roman" fo:font-size="12pt" fo:letter-spacing="normal" fo:font-style="italic" style:text-underline-style="none" fo:font-weight="normal" fo:background-color="#ffffff" style:font-size-asian="12pt" style:font-style-asian="italic" style:font-weight-asian="normal" style:font-size-complex="12pt" style:font-style-complex="italic" style:font-weight-complex="normal"/>
    </style:style>
    <style:style style:name="T25" style:family="text">
      <style:text-properties fo:color="#000000" style:font-name="Times New Roman" fo:font-size="14pt" fo:font-style="italic" style:font-size-asian="14pt" style:font-size-complex="14pt"/>
    </style:style>
    <style:style style:name="T2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p>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3">INGENIERÍA DEL SOFTWARE III</text:p>
      <text:p text:style-name="P4"/>
      <text:p text:style-name="P5"><text:span text:style-name="T1">Segunda Iteración( BACK UP)</text:span><text:span text:style-name="T2"> </text:span></text:p>
      <text:p text:style-name="P4"/>
      <text:p text:style-name="P6"><text:span text:style-name="T3"><text:tab/><text:tab/><text:tab/><text:tab/></text:span><text:span text:style-name="T6"><text:tab/></text:span></text:p>
      <text:p text:style-name="P7"/>
      <text:p text:style-name="P6"><text:span text:style-name="T6"><text:tab/><text:tab/><text:tab/><text:tab/><text:tab/></text:span><text:span text:style-name="T7">Profesor de prácticas asignado: </text:span><text:span text:style-name="T8">Miguel Lastra</text:span></text:p>
      <text:p text:style-name="P7"><text:tab/><text:tab/><text:tab/><text:tab/><text:tab/><text:span text:style-name="T9">Grupo de prácticas:</text:span> M 1.2</text:p>
      <text:p text:style-name="P7"><text:tab/><text:tab/><text:tab/><text:tab/><text:tab/><text:span text:style-name="T9">Firman este documento: </text:span></text:p>
      <text:p text:style-name="P7"><text:span text:style-name="T9"><text:tab/><text:tab/><text:tab/><text:tab/><text:tab/><text:tab/></text:span><text:span text:style-name="T29">Miguel López Fernández (Encargado) 76161569</text:span></text:p>
      <text:p text:style-name="P8"><text:tab/><text:tab/><text:tab/><text:tab/><text:tab/><text:tab/>Juan Miguel Cabrera Rodríguez 75482738</text:p>
      <text:p text:style-name="P8"><text:tab/><text:tab/><text:tab/><text:tab/><text:tab/><text:tab/>Esteban Dorado Roldán 50607128</text:p>
      <text:p text:style-name="P7"><text:tab/><text:tab/><text:tab/><text:tab/><text:tab/><text:tab/>Manuel Titos Luzón 75155746-A</text:p>
      <text:p text:style-name="P7"/>
      <text:p text:style-name="P7"/>
      <text:p text:style-name="P7"><text:tab/><text:tab/><text:tab/><text:tab/><text:tab/></text:p>
      <text:p text:style-name="P7"/>
      <text:p text:style-name="P1"/>
      <text:p text:style-name="Standard"/>
      <text:p text:style-name="Standard"/>
      <text:p text:style-name="Standard"/>
      <text:p text:style-name="Standard"/>
      <text:p text:style-name="P20"><text:soft-page-break/>19/04/2011</text:p>
      <text:p text:style-name="P19">Nombre Documento:<text:span text:style-name="T10"> “Back Up</text:span></text:p>
      <text:p text:style-name="P19"><text:s text:c="2"/>Nº Iteración: <text:span text:style-name="T11">“</text:span><text:span text:style-name="T10">Iteración 2”</text:span></text:p>
      <text:p text:style-name="P19">Número Grupo: <text:span text:style-name="T10">M 1.2 <text:s text:c="25"/></text:span>Versión:” <text:span text:style-name="T10">0.1</text:span>”</text:p>
      <text:p text:style-name="P19"/>
      <text:p text:style-name="P19"><text:s text:c="4"/></text:p>
      <text:p text:style-name="P22"><text:tab/>Atendiendo a las necesidades del proyecto en cuanto a respaldo de datos,resultados, pruebas,</text:p>
      <text:p text:style-name="P22">etc de los pacientes y del propio hospital, se ha llegado a la conclusión de que la pérdida de datos ha de ser mínima y que la recuperación del sistema en caso de catástrofe ha de ser lo mas cercana posible al modo en el que ocurrió dicho suceso.Para poder atender a tales resposabilidades <text:s/>se ha ideado un plan de copias de respaldo de gran fiabilidad y viabilidad.</text:p>
      <text:p text:style-name="P22"><text:tab/>Dicho plan ha sido elaborado por el equipo de planificación del proyecto y está compuesto por los siguientes puntos:</text:p>
      <text:p text:style-name="P19"/>
      <text:h text:style-name="P23" text:outline-level="7"><text:s text:c="5"/><text:tab/>Frecuencia de realización de copias de seguridad</text:h>
      <text:p text:style-name="P13"><text:span text:style-name="T12"><text:tab/></text:span><text:span text:style-name="T13">La realización de copias de seguridad ha de realizarse diariamente, éste es el principio que debe regir la</text:span><text:bookmark text:name="autolink"/><text:span text:style-name="T13"> </text:span><text:a xlink:type="simple" xlink:href="http://www.monografias.com/trabajos34/planificacion/planificacion.shtml"><text:span text:style-name="T15">planificación </text:span></text:a><text:span text:style-name="T13">de las copias, sin embargo, existen condicionantes, tales como la frecuencia de actualización de los datos, el volumen de datos modificados, etc, que pueden hacer que las copias se realicen cada más tiempo.</text:span></text:p>
      <text:h text:style-name="Heading_20_7" text:outline-level="7"><text:s text:c="4"/><text:tab/><text:tab/><text:tab/> <text:s text:c="2"/><text:span text:style-name="T5">Planificación</text:span><text:span text:style-name="T4"> de la copia</text:span></text:h>
      <text:p text:style-name="P13"><text:span text:style-name="T13"><text:tab/>Las copias de seguridad se pueden realizar en diferentes momentos día, incluso en diferentes días, pero siempre se han de realizar de acuerdo a un criterio, y este nunca puede ser "cuando el responsable lo recuerda", si es posible, la copia se debe realizar de forma automática por un</text:span><text:bookmark text:name="autolink3"/><text:span text:style-name="T13"> </text:span><text:a xlink:type="simple" xlink:href="http://www.monografias.com/Computacion/Programacion/"><text:span text:style-name="T15">programa </text:span></text:a><text:span text:style-name="T13">de copia, y según la configuración de éste, se podrá realizar un día</text:span><text:bookmark text:name="autolink2"/><text:span text:style-name="T13"> </text:span><text:a xlink:type="simple" xlink:href="http://www.monografias.com/trabajos/histoconcreto/histoconcreto.shtml"><text:span text:style-name="T15">concreto</text:span></text:a><text:span text:style-name="T13">, diariamente, semanalmente, mensualmente, a una hora concreta, cuando el sistema esté inactivo, etc.</text:span></text:p>
      <text:p text:style-name="P18"><text:span text:style-name="T13">Por último, se debe considerar en la realización de las copias de seguridad, el uso de diferentes soportes para almacenar los datos, entre las diferentes posibilidades que se presentan en</text:span><text:bookmark text:name="autolink6"/><text:span text:style-name="T13"> </text:span><text:a xlink:type="simple" xlink:href="http://www.monografias.com/trabajos7/mafu/mafu.shtml"><text:span text:style-name="T15">función </text:span></text:a><text:span text:style-name="T13">del número de soportes empleados, se puede considerar la siguiente:</text:span></text:p>
      <text:p text:style-name="P10"><text:tab/>Un posible esquema de copia de seguridad sería realizar una copia de seguridad completa cada mes y se guarda la copia durante un año (preferentemente en algún sitio seguro ajeno al hospital), una copia de seguridad completa semanalmente que se guarda durante un mes y copias de seguridad diarias, que se guardan durante una semana y que pueden ser completas, incrementales o diferenciales. Con este sistema se pueden utilizar 7 soportes que garantizan un alto nivel de seguridad en cuanto a recuperaciones de datos. Dichos soportes pueden estar distribuidos en las diferentes plantas del hospital siendo muy recomendable <text:s/>guardar <text:s/>las copias mensuales de seguridad en un lugar alejado, como, por ejemplo, una caja de seguridad o cualquier otro sitio asegurado contra incendios, para que, en caso de que se produzca algún desastre como un incendio, los datos se encuentren protegidos.</text:p>
      <text:p text:style-name="P10"><text:tab/>Dichos soportes empleados para guardar la información de la base de datos pueden ser discos duros externos,los cuales <text:s/>hoy en día son relativamente baratos y sus prestaciones son excepcionales en cuanto a eficiencia y capacidad. Como hemos citado anteriormente,el número de soportes planificado es de 7,cada uno con una capacidad de un 1 TB cuyo precio es de 60 euros.Para guardar dichos soportes en un lugar seguro y lejano del propio hospital,se ha decidido comprar una caja fuerte la cual <text:s/>asciende a unos 700 euros,ya que se tendrá en cuenta que sea resistente al agua ,fuego,etc. </text:p>
      <text:h text:style-name="Heading_20_7" text:outline-level="7"><text:soft-page-break/><text:s text:c="3"/><text:tab/><text:tab/><text:tab/> <text:span text:style-name="T5">Mecanismos de comprobación</text:span></text:h>
      <text:p text:style-name="P10"><text:tab/>Se deben definir mecanismos de comprobación de las copias de seguridad, aunque los propios programas que las efectúan suelen disponer de ellos para verificar el estado de la copia, es conveniente planificar dentro de las tareas de seguridad la restauración de una parte de la copia o de la copia completa periódicamente, como mecanismo de prueba y garantía.</text:p>
      <text:h text:style-name="Heading_20_7" text:outline-level="7"><text:tab/><text:tab/><text:tab/><text:span text:style-name="T4">Medidas de Seguridad</text:span></text:h>
      <text:p text:style-name="P9"><text:span text:style-name="T29"><text:tab/></text:span><text:span text:style-name="T10">Respecto a las copias de seguridad, se deben tener en cuenta los siguientes puntos:</text:span></text:p>
      <text:p text:style-name="P12"><text:span text:style-name="T13"><text:tab/>Deberá existir un usuario del sistema, entre cuyas funciones esté la de verificar la correcta aplicación de los</text:span><text:bookmark text:name="autolink7"/><text:span text:style-name="T13"> </text:span><text:a xlink:type="simple" xlink:href="http://www.monografias.com/trabajos13/mapro/mapro.shtml"><text:span text:style-name="T15">procedimientos </text:span></text:a><text:span text:style-name="T13">de realización de las copias de respaldo y recuperación de los datos. Este usuario realizará </text:span><text:span text:style-name="T13">la supervisión del proceso de copias de seguridad, el almacenamiento de los soportes empleados en un lugar designado a tal fin e incluso de la verificación de que las copias se han realizado correctamente.</text:span></text:p>
      <text:p text:style-name="P11"><text:tab/>Los procedimientos establecidos para la realización de las copias de seguridad deberán garantizar su reconstrucción en el estado en que se encontraban al tiempo de producirse la pérdida o destrucción.</text:p>
      <text:p text:style-name="P12"><text:span text:style-name="T13"><text:tab/>Deberán realizarse copias de respaldo al menos semanalmente, salvo que en dicho periodo no se hubiera producido ninguna actualización de los datos</text:span><text:span text:style-name="T22">.</text:span></text:p>
      <text:p text:style-name="P21"/>
      <text:h text:style-name="Heading_20_7" text:outline-level="7"><text:tab/><text:tab/><text:tab/><text:span text:style-name="T25">Clasificación de respaldos</text:span></text:h>
      <text:p text:style-name="P14"><text:span text:style-name="T14"><text:tab/>Para el desarrollo de dicho plan se llevaran a cabo Copias de Información (Backups).Estos respaldos son sólo duplicados de archivos que se guardan en Discos Duros externos de alta capacidad.</text:span><text:bookmark text:name="autolink8"/><text:span text:style-name="T14"> Existen varios tipos de Software que automatizan la ejecución de estos respaldos, pero el funcionamiento básico de estos paquetes depende del denominado archive bit . Este archive bit indica un punto de respaldo y puede existir por archivo o al nivel de "Bloque de Información" , esto dependerá tanto del software que sea utilizado para los respaldos así como el archivo que sea respaldado. Este mismo archive bit es activado en los archivos (o bloques) cada vez que estos sean modificados y es mediante este bit que se llevan acabo los tres tipos de respaldos comúnmente utilizados :</text:span></text:p>
      <text:list xml:id="list32555385" text:style-name="L1">
        <text:list-item>
          <text:p text:style-name="P27">Respaldo Completo ("Full"):Guarda todos los archivos que sean especificados al tiempo de ejecutarse el respaldo. El archive bit es eliminado de todos los archivos (o bloques), indicando que todos los archivos ya han sido respaldados.</text:p>
        </text:list-item>
        <text:list-item>
          <text:p text:style-name="P27">Respaldo de Incremento ("Incremental"):Cuando se lleva acabo un Respaldo de Incremento, sólo aquellos archivos que tengan el archive bit serán respaldados; estos archivos (o bloques) son los que han sido modificados después de un Respaldo Completo. Además cada Respaldo de Incremento que se lleve acabo también eliminará el archive bit de estos archivos (o bloques) respaldados.</text:p>
        </text:list-item>
        <text:list-item>
          <text:p text:style-name="P27">Respaldo Diferencial ("Differential"):Este respaldo es muy similar al "Respaldo de Incremento" , la diferencia estriba en que el archive bit permanece intacto.</text:p>
        </text:list-item>
      </text:list>
      <text:p text:style-name="P11"><text:soft-page-break/><text:tab/>A continuación se detallan a modo gráfico las características de de cada uno de los tipos de respaldo, con el fin de llegar a comprender el modo de ejecución de respaldos a lo largo de la semana que se detalla posteriormente.</text:p>
      <text:p text:style-name="P9"/>
      <text:p text:style-name="P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5">Respaldo</text:p>
          </table:table-cell>
          <table:table-cell table:style-name="Tabla1.A1" office:value-type="string">
            <text:p text:style-name="P15">Archivos en respaldo</text:p>
          </table:table-cell>
          <table:table-cell table:style-name="Tabla1.A1" office:value-type="string">
            <text:p text:style-name="P15">Archive bit</text:p>
          </table:table-cell>
          <table:table-cell table:style-name="Tabla1.A1" office:value-type="string">
            <text:p text:style-name="P15">Ventajas</text:p>
          </table:table-cell>
          <table:table-cell table:style-name="Tabla1.E1" office:value-type="string">
            <text:p text:style-name="P15">Desventajas</text:p>
          </table:table-cell>
        </table:table-row>
        <table:table-row>
          <table:table-cell table:style-name="Tabla1.A2" office:value-type="string">
            <text:p text:style-name="P15">Completo ("Full")</text:p>
          </table:table-cell>
          <table:table-cell table:style-name="Tabla1.A2" office:value-type="string">
            <text:p text:style-name="P16">Todos</text:p>
          </table:table-cell>
          <table:table-cell table:style-name="Tabla1.A2" office:value-type="string">
            <text:p text:style-name="P16">Eliminado en todos los archivos</text:p>
          </table:table-cell>
          <table:table-cell table:style-name="Tabla1.A2" office:value-type="string">
            <text:p text:style-name="P16">Con este respaldo únicamente es posible recuperar toda la información</text:p>
          </table:table-cell>
          <table:table-cell table:style-name="Tabla1.E2" office:value-type="string">
            <text:p text:style-name="P16">Tiempo de Ejecución</text:p>
          </table:table-cell>
        </table:table-row>
        <table:table-row>
          <table:table-cell table:style-name="Tabla1.A2" office:value-type="string">
            <text:p text:style-name="P15">De Incremento ("Increment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Eliminado en los archivos que se respaldan</text:p>
          </table:table-cell>
          <table:table-cell table:style-name="Tabla1.A2" office:value-type="string">
            <text:p text:style-name="P16">Velocidad</text:p>
          </table:table-cell>
          <table:table-cell table:style-name="Tabla1.E2" office:value-type="string">
            <text:p text:style-name="P16">Requiere del último Respaldo Completo y de todos los Respaldos de Incremento que le siguieron para recuperar el Sistema</text:p>
          </table:table-cell>
        </table:table-row>
        <table:table-row>
          <table:table-cell table:style-name="Tabla1.A2" office:value-type="string">
            <text:p text:style-name="P15">Diferencial ("Differenti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Intacto</text:p>
          </table:table-cell>
          <table:table-cell table:style-name="Tabla1.A2" office:value-type="string">
            <text:p text:style-name="P16">Sólo requiere del último Respaldo Completo y del último respaldo Diferencial</text:p>
          </table:table-cell>
          <table:table-cell table:style-name="Tabla1.E2" office:value-type="string">
            <text:p text:style-name="P16">Ocupa mayor espacio en discos comparado con Respaldos de Incremento</text:p>
          </table:table-cell>
        </table:table-row>
      </table:table>
      <text:p text:style-name="P9"/>
      <text:p text:style-name="P9"><text:s/></text:p>
      <text:h text:style-name="P24" text:outline-level="7">Secuencia de Respaldo Planificada</text:h>
      <text:p text:style-name="P11"><text:tab/>Esta secuencia de respaldo es una de las más utilizadas y consiste en Respaldos Completos cada semana y Respaldos de Incremento o Diferenciales cada día de la semana. Suponiendo la siguiente semana:</text:p>
      <text:p text:style-name="P9"/>
      <table:table table:name="Tabla2" table:style-name="Tabla2">
        <table:table-column table:style-name="Tabla2.A"/>
        <table:table-column table:style-name="Tabla2.B"/>
        <table:table-column table:style-name="Tabla2.C" table:number-columns-repeated="2"/>
        <table:table-column table:style-name="Tabla2.B"/>
        <table:table-column table:style-name="Tabla2.F"/>
        <table:table-column table:style-name="Tabla2.G"/>
        <table:table-row>
          <table:table-cell table:style-name="Tabla2.A1" office:value-type="string">
            <text:p text:style-name="P17">Domingo </text:p>
          </table:table-cell>
          <table:table-cell table:style-name="Tabla2.A1" office:value-type="string">
            <text:p text:style-name="P17">Lunes </text:p>
          </table:table-cell>
          <table:table-cell table:style-name="Tabla2.A1" office:value-type="string">
            <text:p text:style-name="P17">Martes </text:p>
          </table:table-cell>
          <table:table-cell table:style-name="Tabla2.A1" office:value-type="string">
            <text:p text:style-name="P17">Miércoles </text:p>
          </table:table-cell>
          <table:table-cell table:style-name="Tabla2.A1" office:value-type="string">
            <text:p text:style-name="P17">Jueves </text:p>
          </table:table-cell>
          <table:table-cell table:style-name="Tabla2.A1" office:value-type="string">
            <text:p text:style-name="P17">Viernes </text:p>
          </table:table-cell>
          <table:table-cell table:style-name="Tabla2.G1" office:value-type="string">
            <text:p text:style-name="P17">Sábado </text:p>
          </table:table-cell>
        </table:table-row>
        <table:table-row>
          <table:table-cell table:style-name="Tabla2.A2" office:value-type="string">
            <text:p text:style-name="P16">Diferencial/</text:p>
            <text:p text:style-name="P16"><text:soft-page-break/>de Incremento</text:p>
          </table:table-cell>
          <table:table-cell table:style-name="Tabla2.A2" office:value-type="string">
            <text:p text:style-name="P16">Diferencial/</text:p>
            <text:p text:style-name="P16"><text:soft-page-break/>de Incremento</text:p>
          </table:table-cell>
          <table:table-cell table:style-name="Tabla2.A2" office:value-type="string">
            <text:p text:style-name="P16">Diferencial/</text:p>
            <text:p text:style-name="P16"><text:soft-page-break/>de Incremento</text:p>
          </table:table-cell>
          <table:table-cell table:style-name="Tabla2.A2" office:value-type="string">
            <text:p text:style-name="P16">Diferencial/</text:p>
            <text:p text:style-name="P16"><text:soft-page-break/>de Incremento</text:p>
          </table:table-cell>
          <table:table-cell table:style-name="Tabla2.A2" office:value-type="string">
            <text:p text:style-name="P16">Diferencial/</text:p>
            <text:p text:style-name="P16"><text:soft-page-break/>de Incremento</text:p>
          </table:table-cell>
          <table:table-cell table:style-name="Tabla2.A2" office:value-type="string">
            <text:p text:style-name="P16">Completo</text:p>
          </table:table-cell>
          <table:table-cell table:style-name="Tabla2.G2" office:value-type="string">
            <text:p text:style-name="P16">Diferencial/</text:p>
            <text:p text:style-name="P16"><text:soft-page-break/>de Incremento</text:p>
          </table:table-cell>
        </table:table-row>
      </table:table>
      <text:p text:style-name="P25"><text:line-break/></text:p>
      <text:p text:style-name="P25"><text:tab/><text:span text:style-name="T10">Para llevar <text:s/>a cabo dichos respaldos mysql facilita instrucciones,cuya ejecución obedece fielmente a los tipos de respaldo anteriormente descritos.</text:span></text:p>
      <text:p text:style-name="Text_20_body"><text:span text:style-name="T26"><text:tab/></text:span><text:span text:style-name="T26">D</text:span><text:span text:style-name="T13">ebido a que las tablas de MySQL se almacenan como archivos, es fácil hacer una copia de seguridad. Para el caso de los respaldos completos,deberiamos ejecutar la orden mysqldump,la cual crea una copia <text:s/>de toda la base de datos en el directorio indicado:</text:span></text:p>
      <text:p text:style-name="Text_20_body"><text:span text:style-name="T16"><text:tab/> <text:s text:c="10"/><text:tab/><text:tab/></text:span><text:span text:style-name="T17">mysqldump --tab</text:span></text:p>
      <text:p text:style-name="Text_20_body"><text:span text:style-name="Source_20_Text"><text:span text:style-name="T23"><text:tab/></text:span></text:span></text:p>
      <text:p text:style-name="Text_20_body"><text:span text:style-name="T27"><text:s/></text:span><text:span text:style-name="T26"><text:tab/></text:span><text:span text:style-name="T13">MySQL tiene soporte para copias de seguridad incrementales:Necesitamos iniciar el servidor con la opción—</text:span><text:span text:style-name="Source_20_Text"><text:span text:style-name="T21">log-bin </text:span></text:span><text:span text:style-name="T13">para activar el registro binario;. En el momento en que queramos realizar una copia de seguridad incremental (que contenga todos los cambios que han ocurrido desde la última copia de seguridad, completa o incremental), debemos <text:s/>rotar el registro binario utilizando </text:span><text:span text:style-name="Source_20_Text"><text:span text:style-name="T21">FLUSH LOGS</text:span></text:span><text:span text:style-name="T13">. Hecho esto, necesita copiar a la localización de seguridad todos los registros binarios que daten desde el momento de la última copia de seguridad hasta el último. Estos logs binarios son la copia de seguridad incremental. La próxima vez que hagamos una copia de seguridad completa, también deberemos rotar el registro binario haciendo</text:span><text:span text:style-name="Source_20_Text"><text:span text:style-name="T21">FLUSH LOGS</text:span></text:span><text:span text:style-name="Source_20_Text"><text:span text:style-name="T20">.</text:span></text:span></text:p>
      <text:p text:style-name="Text_20_body"><text:span text:style-name="Source_20_Text"><text:span text:style-name="T20"><text:tab/><text:tab/><text:tab/>mysqldump –flush-logs</text:span></text:span></text:p>
      <text:p text:style-name="Text_20_body"><text:span text:style-name="Source_20_Text"><text:span text:style-name="T21"><text:tab/></text:span></text:span></text:p>
      <text:p text:style-name="Text_20_body"><text:span text:style-name="Source_20_Text"><text:span text:style-name="T21"><text:tab/></text:span></text:span><text:span text:style-name="Source_20_Text"><text:span text:style-name="T20">Podemos obtener copias de seguridad de una forma mas sencilla a través de la aplicación phpMyAdmin que incorpora la plataforma que gestiona mysql: </text:span></text:span></text:p>
      <text:p text:style-name="Text_20_body"><text:span text:style-name="Source_20_Text"><text:span text:style-name="T21"><text:tab/></text:span></text:span><text:a xlink:type="simple" xlink:href="http://www.phpmyadmin.net/" office:target-frame-name="_blank" xlink:show="new"><text:span text:style-name="Source_20_Text"><text:span text:style-name="T24">phpMyAdmin</text:span></text:span></text:a><text:span text:style-name="Source_20_Text"><text:span text:style-name="T20"> es una aplicación para navegar a través de las tablas creadas en la base de datos mysql que te permite realizar muchas operaciones.</text:span></text:span></text:p>
      <text:p text:style-name="P26">Es muy sencillo exportar tablas y bases de datos con esta aplicación. Hacemos click en la base de datos de la que queremos hacer una copia de seguridad. En el menú superior <text:s/>hacemos click sobre EXPORT. Desde aquí accedemos a una <text:s/>página donde podemos escoger el tipo de archivo en que queremos guardar el backup (txt,pdf,csv,etc) y después si queremos exportar sólamente la estructura de la tabla, sólo los datos o los dos. También hay la posibilidad de comprimir el archivo, útil para grandes bases de datos como es nuestro caso. Finalmente, presionamos sobre el botón EXPORT del formulario y se descargará el <text:s/>archivo creado con todos los datos de nuestras tablas.</text:p>
      <text:p text:style-name="Text_20_body"><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Tahoma, Verdana"/>
    <style:font-face style:name="Georgia" svg:font-family="Georgia, 'Times New Roman', Times, serif"/>
    <style:font-face style:name="OpenSymbol" svg:font-family="OpenSymbol"/>
    <style:font-face style:name="Tahoma1" svg:font-family="Tahoma"/>
    <style:font-face style:name="Times New Roman1" svg:font-family="'Times New Roman'"/>
    <style:font-face style:name="courier new" svg:font-family="'courier new', courier, fixed, monospace"/>
    <style:font-face style:name="helvetica" svg:font-family="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nuel Marcelino Titos Luzon</meta:initial-creator>
    <meta:creation-date>2011-04-19T10:47:54.42</meta:creation-date>
    <dc:date>2011-05-06T13:44:57.90</dc:date>
    <dc:creator>Manuel Marcelino Titos Luzon</dc:creator>
    <meta:editing-duration>PT02H18M24S</meta:editing-duration>
    <meta:editing-cycles>25</meta:editing-cycles>
    <meta:generator>OpenOffice.org/3.0$Win32 OpenOffice.org_project/300m9$Build-9358</meta:generator>
    <meta:document-statistic meta:table-count="2" meta:image-count="1" meta:object-count="0" meta:page-count="5" meta:paragraph-count="94" meta:word-count="1568" meta:character-count="10110"/>
    <meta:user-defined meta:name="Información 1"/>
    <meta:user-defined meta:name="Información 2"/>
    <meta:user-defined meta:name="Información 3"/>
    <meta:user-defined meta:name="Información 4"/>
  </office:meta>
</office:document-meta>
</file>